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818"/>
    </style:style>
    <style:style style:name="P2" style:family="paragraph" style:parent-style-name="Standard">
      <style:text-properties officeooo:rsid="00070818" officeooo:paragraph-rsid="00070818"/>
    </style:style>
    <style:style style:name="P3" style:family="paragraph" style:parent-style-name="Standard">
      <style:text-properties officeooo:rsid="0008ef78" officeooo:paragraph-rsid="0008ef78"/>
    </style:style>
    <style:style style:name="P4" style:family="paragraph" style:parent-style-name="Standard">
      <style:text-properties officeooo:rsid="0008ef78" officeooo:paragraph-rsid="000dc731"/>
    </style:style>
    <style:style style:name="P5" style:family="paragraph" style:parent-style-name="Standard">
      <style:text-properties officeooo:paragraph-rsid="0009f852"/>
    </style:style>
    <style:style style:name="P6" style:family="paragraph" style:parent-style-name="Standard">
      <style:text-properties officeooo:paragraph-rsid="000c76fc"/>
    </style:style>
    <style:style style:name="P7" style:family="paragraph" style:parent-style-name="Standard">
      <style:text-properties officeooo:rsid="000dc731" officeooo:paragraph-rsid="000dc731"/>
    </style:style>
    <style:style style:name="T1" style:family="text">
      <style:text-properties officeooo:rsid="000ac447"/>
    </style:style>
    <style:style style:name="T2" style:family="text">
      <style:text-properties officeooo:rsid="000c76fc"/>
    </style:style>
    <style:style style:name="T3" style:family="text">
      <style:text-properties officeooo:rsid="000dc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&gt; create database chaussures ;</text:p>
      <text:p text:style-name="Standard"/>
      <text:p text:style-name="P3"># table shoes</text:p>
      <text:p text:style-name="P3">#-------------------------------------------------------</text:p>
      <text:p text:style-name="P3">mysql&gt;</text:p>
      <text:p text:style-name="P3">mysql&gt;</text:p>
      <text:p text:style-name="Standard">mysql&gt; create table shoes (</text:p>
      <text:p text:style-name="P1"><text:s text:c="5"/>id INT(11) UNSIGNED AUTO_INCREMENT PRIMARY KEY,</text:p>
      <text:p text:style-name="Standard"><text:s text:c="4"/>prix INT(11) UNSIGNED,</text:p>
      <text:p text:style-name="P5"><text:s text:c="4"/>poi<text:span text:style-name="T1">n</text:span>ture INT(11) UNSIGNED,</text:p>
      <text:p text:style-name="P5"><text:s text:c="4"/>id_marque INT(11) <text:span text:style-name="T2">UNSIGNED</text:span>,</text:p>
      <text:p text:style-name="P6"><text:s text:c="4"/>id_modele INT(11) <text:span text:style-name="T2">UNSIGNED</text:span>,</text:p>
      <text:p text:style-name="P6"><text:s text:c="4"/>id_couleur INT(11) <text:span text:style-name="T2">UNSIGNED</text:span></text:p>
      <text:p text:style-name="P5"><text:s/>);</text:p>
      <text:p text:style-name="P5"/>
      <text:p text:style-name="P5"/>
      <text:p text:style-name="P4"># table <text:span text:style-name="T3">marque</text:span></text:p>
      <text:p text:style-name="P4">#-------------------------------------------------------</text:p>
      <text:p text:style-name="P7">mysql&gt; <text:s/>create table marque (</text:p>
      <text:p text:style-name="P7">id int(11) UNSIGNED AUTO_INCREMENT PRIMARY KEY, </text:p>
      <text:p text:style-name="P7">nom varchar(255)</text:p>
      <text:p text:style-name="P7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1:33:28.353483764</meta:creation-date>
    <dc:date>2019-09-03T21:55:33.017312312</dc:date>
    <meta:editing-duration>PT22M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56" meta:character-count="512" meta:non-whitespace-character-count="447"/>
  </office:meta>
</office:document-meta>
</file>